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foldNat (List Nat) (con Nat _0) (con Nat _1 (nil Nat)) (sub _1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10670994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difficult to choose small examples that generate this function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ev Nat (con Nat _1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30105" calcext:value-type="float">
            <text:p>13010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succ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006085" calcext:value-type="float">
            <text:p>200608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-written version has 5 components and 9 leaves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: enumTo ?1 and its millions of successors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137290</text:p>
          </table:table-cell>
        </table:table-row>
        <table:table-row table:style-name="ro1">
          <table:table-cell/>
          <table:table-cell office:value-type="string" calcext:value-type="string">
            <text:p>template: con Nat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205" calcext:value-type="float">
            <text:p>49205</text:p>
          </table:table-cell>
        </table:table-row>
        <table:table-row table:style-name="ro1">
          <table:table-cell/>
          <table:table-cell office:value-type="string" calcext:value-type="string">
            <text:p>template: con Nat ?1 (?2 (enumTo ?3))</text:p>
          </table:table-cell>
          <table:table-cell table:number-columns-repeated="3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map Nat Nat (add (sub _0 (succ zero))) (enumTo (sub (succ _1) _0)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8329" calcext:value-type="float">
            <text:p>128329</text:p>
          </table:table-cell>
        </table:table-row>
        <table:table-row table:style-name="ro1">
          <table:table-cell/>
          <table:table-cell office:value-type="string" calcext:value-type="string">
            <text:p>template: map Nat Nat (add ?1)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89425" calcext:value-type="float">
            <text:p>89425</text:p>
          </table:table-cell>
        </table:table-row>
        <table:table-row table:style-name="ro1">
          <table:table-cell/>
          <table:table-cell office:value-type="string" calcext:value-type="string">
            <text:p>template: ?1 (map Nat Nat (add ?2) ?3)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table:formula="of:=COUNTA([.F870:.F903])" office:value-type="float" office:value="34" calcext:value-type="float">
            <text:p>3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94424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map Nat Nat (add (sub _0 (succ zero))) (enumTo (sub (succ _1) _0)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st</text:p>
          </table:table-cell>
          <table:table-cell table:formula="of:=COUNTA([.F905:.F938])" office:value-type="float" office:value="34" calcext:value-type="float">
            <text:p>34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972077" calcext:value-type="float">
            <text:p>9720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52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concat &amp;0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table:formula="of:=COUNTA([.F966:.F1003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005:.F1041])" office:value-type="float" office:value="37" calcext:value-type="float">
            <text:p>3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16641" calcext:value-type="float">
            <text:p>4166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043:.F1079])" office:value-type="float" office:value="37" calcext:value-type="float">
            <text:p>37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319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7149" calcext:value-type="float">
            <text:p>37149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790126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way you are going to generate it without map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/>
          <table:table-cell office:value-type="string" calcext:value-type="string">
            <text:p>Template: ?1 (map A B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l typ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string" calcext:value-type="string">
            <text:p>Template: ?1 (map &amp;0 (List &amp;0)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y useful types in templat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prod (nil Nat))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table:formula="of:=COUNTA([.F1233:.F1269])" office:value-type="float" office:value="37" calcext:value-type="float">
            <text:p>3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4457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prod (nil Nat))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table:formula="of:=COUNTA([.F1271:.F1307])" office:value-type="float" office:value="37" calcext:value-type="float">
            <text:p>37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6604901" calcext:value-type="float">
            <text:p>66049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6702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029" calcext:value-type="float">
            <text:p>540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add (length Nat _0) (length Nat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change the exampl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cc (succ (succ (length Nat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add another exampl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m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table:formula="of:=COUNTA([.F1469:.F1506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508:.F1543])" office:value-type="float" office:value="36" calcext:value-type="float">
            <text:p>3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1349" calcext:value-type="float">
            <text:p>5413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545:.F1580])"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25585" calcext:value-type="float">
            <text:p>255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10481</text:p>
          </table:table-cell>
        </table:table-row>
        <table:table-row table:style-name="ro1">
          <table:table-cell/>
          <table:table-cell office:value-type="string" calcext:value-type="string">
            <text:p>have you tried yo add head?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81141</text:p>
          </table:table-cell>
        </table:table-row>
        <table:table-row table:style-name="ro1">
          <table:table-cell/>
          <table:table-cell office:value-type="string" calcext:value-type="string">
            <text:p>no way we are going to generate it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be if we would add head as a component...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table:formula="of:=COUNTA([.F1676:.F1713])" office:value-type="float" office:value="38" calcext:value-type="float">
            <text:p>3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8549" calcext:value-type="float">
            <text:p>3185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table:formula="of:=COUNTA([.F1715:.F1752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9589" calcext:value-type="float">
            <text:p>95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/>
          <table:table-cell office:value-type="string" calcext:value-type="string">
            <text:p>Template: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precise types</text:p>
          </table:table-cell>
          <table:table-cell table:number-columns-repeated="3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table:formula="of:=COUNTA([.F1803:.F1840])" office:value-type="float" office:value="38" calcext:value-type="float">
            <text:p>3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08949" calcext:value-type="float">
            <text:p>3089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table:formula="of:=COUNTA([.F1842:.F1879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60821" calcext:value-type="float">
            <text:p>608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881:.F1918])" office:value-type="float" office:value="38" calcext:value-type="float">
            <text:p>3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860197" calcext:value-type="float">
            <text:p>8601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7421" calcext:value-type="float">
            <text:p>274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43505</text:p>
          </table:table-cell>
        </table:table-row>
        <table:table-row table:style-name="ro1">
          <table:table-cell/>
          <table:table-cell office:value-type="string" calcext:value-type="string">
            <text:p>stack overflow because of factorial (factorial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02637" calcext:value-type="float">
            <text:p>1026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Sym (_, l) = List.sum (List.map nof_type l) / (List.length l + 1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90229" calcext:value-type="float">
            <text:p>902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1521" calcext:value-type="float">
            <text:p>415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6405" calcext:value-type="float">
            <text:p>164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dou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39648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double</text:p>
          </table:table-cell>
          <table:table-cell office:value-type="string" calcext:value-type="string">
            <text:p>map Nat Nat (mul (succ (prod (nil Nat)))) _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453381" calcext:value-type="float">
            <text:p>14533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4"/>
          <table:table-cell office:value-type="string" calcext:value-type="string">
            <text:p>const</text:p>
          </table:table-cell>
          <table:table-cell table:formula="of:=COUNTA([.F2218:.F2253])"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5225</text:p>
          </table:table-cell>
        </table:table-row>
        <table:table-row table:style-name="ro1">
          <table:table-cell/>
          <table:table-cell office:value-type="string" calcext:value-type="string">
            <text:p>Cannot evaluate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ad (Int -&gt; List &amp;0) (nil (Int -&gt; List &amp;0)) (factorial (head Int (nil Int))) 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foldNatNat and undefined are not friends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di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a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Fro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b_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table:formula="of:=COUNTA([.F2255:.F2288])" office:value-type="float" office:value="34" calcext:value-type="float">
            <text:p>34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217011" calcext:value-type="float">
            <text:p>217011</text:p>
          </table:table-cell>
        </table:table-row>
        <table:table-row table:style-name="ro1">
          <table:table-cell/>
          <table:table-cell office:value-type="string" calcext:value-type="string">
            <text:p>catch undefined exception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a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Fro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map Int &amp;0 (const &amp;0 Int _0) (enumTo _1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table:formula="of:=COUNTA([.F2290:.F2324])" office:value-type="float" office:value="35" calcext:value-type="float">
            <text:p>35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78561" calcext:value-type="float">
            <text:p>785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a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Fro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2326:.F2360])" office:value-type="float" office:value="35" calcext:value-type="float">
            <text:p>35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di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a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enumTo _0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table:formula="of:=COUNTA([.F2362:.F2397])"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foldNat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di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_ma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FromTo</text:p>
          </table:table-cell>
          <table:table-cell table:number-columns-repeated="4"/>
        </table:table-row>
        <table:table-row table:style-name="ro1" table:number-rows-repeated="57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office:value-type="string" calcext:value-type="string">
            <text:p>b_librar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onst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lip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urr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uncurr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anout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ignor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undefine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il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a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ro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c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office:value-type="string" calcext:value-type="string">
            <text:p>pai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office:value-type="string" calcext:value-type="string">
            <text:p>f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s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t</text:p>
          </table:table-cell>
          <table:table-cell office:value-type="string" calcext:value-type="string">
            <text:p>m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d</text:p>
          </table:table-cell>
          <table:table-cell office:value-type="string" calcext:value-type="string">
            <text:p>fol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old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r</text:p>
          </table:table-cell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l</text:p>
          </table:table-cell>
          <table:table-cell office:value-type="string" calcext:value-type="string">
            <text:p>pr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b_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b_su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</text:p>
          </table:table-cell>
          <table:table-cell office:value-type="string" calcext:value-type="string">
            <text:p>b_fold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Nat</text:p>
          </table:table-cell>
          <table:table-cell office:value-type="string" calcext:value-type="string">
            <text:p>b_foldNat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Eq</text:p>
          </table:table-cell>
          <table:table-cell office:value-type="string" calcext:value-type="string">
            <text:p>b_ad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Geq</text:p>
          </table:table-cell>
          <table:table-cell office:value-type="string" calcext:value-type="string">
            <text:p>b_s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_mu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_di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b_max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actorial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plica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num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enumFromT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5:28:14.985288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22T18:30:02.601359513</dc:date>
    <meta:editing-duration>PT22H51M21S</meta:editing-duration>
    <meta:editing-cycles>208</meta:editing-cycles>
    <meta:generator>LibreOffice/4.2.8.2$Linux_X86_64 LibreOffice_project/420m0$Build-2</meta:generator>
    <meta:document-statistic meta:table-count="1" meta:cell-count="3222" meta:object-count="0"/>
  </office:meta>
</office:document-meta>
</file>